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4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16378" table:default-cell-style-name="Default"/>
        <table:table-row table:style-name="ro1">
          <table:table-cell table:style-name="ce1" office:value-type="string" calcext:value-type="string">
            <text:p>Spac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in</text:p>
          </table:table-cell>
          <table:table-cell/>
          <table:table-cell table:style-name="Default" table:number-columns-repeated="2"/>
          <table:table-cell table:number-columns-repeated="16378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sec</text:p>
          </table:table-cell>
          <table:table-cell/>
          <table:table-cell table:style-name="Default" table:number-columns-repeated="2"/>
          <table:table-cell table:number-columns-repeated="16378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16378"/>
        </table:table-row>
        <table:table-row table:style-name="ro1">
          <table:table-cell table:style-name="Default"/>
          <table:table-cell table:style-name="Default" office:value-type="string" calcext:value-type="string">
            <text:p>Sec to going spacing distance</text:p>
          </table:table-cell>
          <table:table-cell table:style-name="Default"/>
          <table:table-cell/>
          <table:table-cell table:style-name="Default" office:value-type="string" calcext:value-type="string">
            <text:p>MPH error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2" office:value-type="string" calcext:value-type="string">
            <text:p>Speed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60" calcext:value-type="float">
            <text:p>160</text:p>
          </table:table-cell>
          <table:table-cell table:style-name="ce1"/>
          <table:table-cell table:style-name="ce2" office:value-type="float" office:value="87" calcext:value-type="float">
            <text:p>87</text:p>
          </table:table-cell>
          <table:table-cell table:style-name="ce2" office:value-type="float" office:value="160" calcext:value-type="float">
            <text:p>160</text:p>
          </table:table-cell>
          <table:table-cell table:style-name="ce1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]/(([.$A6]*12*5280/3600)/[.B$5])" office:value-type="float" office:value="0.988636363636364" calcext:value-type="float">
            <text:p>0.988636363636364</text:p>
          </table:table-cell>
          <table:table-cell table:formula="of:=[.$B$1]/(([.$A6]*12*5280/3600)/[.C$5])" office:value-type="float" office:value="1.81818181818182" calcext:value-type="float">
            <text:p>1.81818181818182</text:p>
          </table:table-cell>
          <table:table-cell/>
          <table:table-cell table:formula="of:=[.$A6]-([.E$5]*([.$B$1]/([.B6]+[.$B$2]))*3600/(12*5280))" office:value-type="float" office:value="0.00505236083042426" calcext:value-type="float">
            <text:p>0.005</text:p>
          </table:table-cell>
          <table:table-cell table:formula="of:=[.$A6]-([.F$5]*([.$B$1]/([.C6]+[.$B$2]))*3600/(12*5280))" office:value-type="float" office:value="0.0027484883314175" calcext:value-type="float">
            <text:p>0.003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]/(([.$A7]*12*5280/3600)/[.B$5])" office:value-type="float" office:value="0.494318181818182" calcext:value-type="float">
            <text:p>0.494318181818182</text:p>
          </table:table-cell>
          <table:table-cell table:formula="of:=[.$B$1]/(([.$A7]*12*5280/3600)/[.C$5])" office:value-type="float" office:value="0.909090909090909" calcext:value-type="float">
            <text:p>0.909090909090909</text:p>
          </table:table-cell>
          <table:table-cell/>
          <table:table-cell table:formula="of:=[.$A7]-([.E$5]*([.$B$1]/([.B7]+[.$B$2]))*3600/(12*5280))" office:value-type="float" office:value="0.0201890428558311" calcext:value-type="float">
            <text:p>0.020</text:p>
          </table:table-cell>
          <table:table-cell table:formula="of:=[.$A7]-([.F$5]*([.$B$1]/([.C7]+[.$B$2]))*3600/(12*5280))" office:value-type="float" office:value="0.0109879132953754" calcext:value-type="float">
            <text:p>0.011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/(([.$A8]*12*5280/3600)/[.B$5])" office:value-type="float" office:value="0.329545454545455" calcext:value-type="float">
            <text:p>0.329545454545455</text:p>
          </table:table-cell>
          <table:table-cell table:formula="of:=[.$B$1]/(([.$A8]*12*5280/3600)/[.C$5])" office:value-type="float" office:value="0.606060606060606" calcext:value-type="float">
            <text:p>0.606060606060606</text:p>
          </table:table-cell>
          <table:table-cell/>
          <table:table-cell table:formula="of:=[.$A8]-([.E$5]*([.$B$1]/([.B8]+[.$B$2]))*3600/(12*5280))" office:value-type="float" office:value="0.0453795379537976" calcext:value-type="float">
            <text:p>0.045</text:p>
          </table:table-cell>
          <table:table-cell table:formula="of:=[.$A8]-([.F$5]*([.$B$1]/([.C8]+[.$B$2]))*3600/(12*5280))" office:value-type="float" office:value="0.0247092297708793" calcext:value-type="float">
            <text:p>0.025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1]/(([.$A9]*12*5280/3600)/[.B$5])" office:value-type="float" office:value="0.247159090909091" calcext:value-type="float">
            <text:p>0.247159090909091</text:p>
          </table:table-cell>
          <table:table-cell table:formula="of:=[.$B$1]/(([.$A9]*12*5280/3600)/[.C$5])" office:value-type="float" office:value="0.454545454545455" calcext:value-type="float">
            <text:p>0.454545454545455</text:p>
          </table:table-cell>
          <table:table-cell/>
          <table:table-cell table:formula="of:=[.$A9]-([.E$5]*([.$B$1]/([.B9]+[.$B$2]))*3600/(12*5280))" office:value-type="float" office:value="0.0805934609396459" calcext:value-type="float">
            <text:p>0.081</text:p>
          </table:table-cell>
          <table:table-cell table:formula="of:=[.$A9]-([.F$5]*([.$B$1]/([.C9]+[.$B$2]))*3600/(12*5280))" office:value-type="float" office:value="0.0439034124925151" calcext:value-type="float">
            <text:p>0.044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1]/(([.$A10]*12*5280/3600)/[.B$5])" office:value-type="float" office:value="0.197727272727273" calcext:value-type="float">
            <text:p>0.197727272727273</text:p>
          </table:table-cell>
          <table:table-cell table:formula="of:=[.$B$1]/(([.$A10]*12*5280/3600)/[.C$5])" office:value-type="float" office:value="0.363636363636364" calcext:value-type="float">
            <text:p>0.363636363636364</text:p>
          </table:table-cell>
          <table:table-cell/>
          <table:table-cell table:formula="of:=[.$A10]-([.E$5]*([.$B$1]/([.B10]+[.$B$2]))*3600/(12*5280))" office:value-type="float" office:value="0.125800548947847" calcext:value-type="float">
            <text:p>0.126</text:p>
          </table:table-cell>
          <table:table-cell table:formula="of:=[.$A10]-([.F$5]*([.$B$1]/([.C10]+[.$B$2]))*3600/(12*5280))" office:value-type="float" office:value="0.0685614559960115" calcext:value-type="float">
            <text:p>0.069</text:p>
          </table:table-cell>
          <table:table-cell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1]/(([.$A11]*12*5280/3600)/[.B$5])" office:value-type="float" office:value="0.164772727272727" calcext:value-type="float">
            <text:p>0.164772727272727</text:p>
          </table:table-cell>
          <table:table-cell table:formula="of:=[.$B$1]/(([.$A11]*12*5280/3600)/[.C$5])" office:value-type="float" office:value="0.303030303030303" calcext:value-type="float">
            <text:p>0.303030303030303</text:p>
          </table:table-cell>
          <table:table-cell/>
          <table:table-cell table:formula="of:=[.$A11]-([.E$5]*([.$B$1]/([.B11]+[.$B$2]))*3600/(12*5280))" office:value-type="float" office:value="0.180970660817113" calcext:value-type="float">
            <text:p>0.181</text:p>
          </table:table-cell>
          <table:table-cell table:formula="of:=[.$A11]-([.F$5]*([.$B$1]/([.C11]+[.$B$2]))*3600/(12*5280))" office:value-type="float" office:value="0.0986743745639416" calcext:value-type="float">
            <text:p>0.099</text:p>
          </table:table-cell>
          <table:table-cell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1]/(([.$A12]*12*5280/3600)/[.B$5])" office:value-type="float" office:value="0.123579545454545" calcext:value-type="float">
            <text:p>0.123579545454545</text:p>
          </table:table-cell>
          <table:table-cell table:formula="of:=[.$B$1]/(([.$A12]*12*5280/3600)/[.C$5])" office:value-type="float" office:value="0.227272727272727" calcext:value-type="float">
            <text:p>0.227272727272727</text:p>
          </table:table-cell>
          <table:table-cell/>
          <table:table-cell table:formula="of:=[.$A12]-([.E$5]*([.$B$1]/([.B12]+[.$B$2]))*3600/(12*5280))" office:value-type="float" office:value="0.321079996351358" calcext:value-type="float">
            <text:p>0.321</text:p>
          </table:table-cell>
          <table:table-cell table:formula="of:=[.$A12]-([.F$5]*([.$B$1]/([.C12]+[.$B$2]))*3600/(12*5280))" office:value-type="float" office:value="0.17522899243329" calcext:value-type="float">
            <text:p>0.175</text:p>
          </table:table-cell>
          <table:table-cell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1]/(([.$A13]*12*5280/3600)/[.B$5])" office:value-type="float" office:value="0.0988636363636364" calcext:value-type="float">
            <text:p>0.0988636363636364</text:p>
          </table:table-cell>
          <table:table-cell table:formula="of:=[.$B$1]/(([.$A13]*12*5280/3600)/[.C$5])" office:value-type="float" office:value="0.181818181818182" calcext:value-type="float">
            <text:p>0.181818181818182</text:p>
          </table:table-cell>
          <table:table-cell/>
          <table:table-cell table:formula="of:=[.$A13]-([.E$5]*([.$B$1]/([.B13]+[.$B$2]))*3600/(12*5280))" office:value-type="float" office:value="0.500682749203449" calcext:value-type="float">
            <text:p>0.501</text:p>
          </table:table-cell>
          <table:table-cell table:formula="of:=[.$A13]-([.F$5]*([.$B$1]/([.C13]+[.$B$2]))*3600/(12*5280))" office:value-type="float" office:value="0.273495773247134" calcext:value-type="float">
            <text:p>0.273</text:p>
          </table:table-cell>
          <table:table-cell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1]/(([.$A14]*12*5280/3600)/[.B$5])" office:value-type="float" office:value="0.0823863636363637" calcext:value-type="float">
            <text:p>0.0823863636363637</text:p>
          </table:table-cell>
          <table:table-cell table:formula="of:=[.$B$1]/(([.$A14]*12*5280/3600)/[.C$5])" office:value-type="float" office:value="0.151515151515152" calcext:value-type="float">
            <text:p>0.151515151515152</text:p>
          </table:table-cell>
          <table:table-cell/>
          <table:table-cell table:formula="of:=[.$A14]-([.E$5]*([.$B$1]/([.B14]+[.$B$2]))*3600/(12*5280))" office:value-type="float" office:value="0.719542109566646" calcext:value-type="float">
            <text:p>0.720</text:p>
          </table:table-cell>
          <table:table-cell table:formula="of:=[.$A14]-([.F$5]*([.$B$1]/([.C14]+[.$B$2]))*3600/(12*5280))" office:value-type="float" office:value="0.393403536658056" calcext:value-type="float">
            <text:p>0.393</text:p>
          </table:table-cell>
          <table:table-cell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1]/(([.$A15]*12*5280/3600)/[.B$5])" office:value-type="float" office:value="0.0706168831168831" calcext:value-type="float">
            <text:p>0.0706168831168831</text:p>
          </table:table-cell>
          <table:table-cell table:formula="of:=[.$B$1]/(([.$A15]*12*5280/3600)/[.C$5])" office:value-type="float" office:value="0.12987012987013" calcext:value-type="float">
            <text:p>0.12987012987013</text:p>
          </table:table-cell>
          <table:table-cell/>
          <table:table-cell table:formula="of:=[.$A15]-([.E$5]*([.$B$1]/([.B15]+[.$B$2]))*3600/(12*5280))" office:value-type="float" office:value="0.977423157131213" calcext:value-type="float">
            <text:p>0.977</text:p>
          </table:table-cell>
          <table:table-cell table:formula="of:=[.$A15]-([.F$5]*([.$B$1]/([.C15]+[.$B$2]))*3600/(12*5280))" office:value-type="float" office:value="0.534881413118981" calcext:value-type="float">
            <text:p>0.535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1]/(([.$A16]*12*5280/3600)/[.B$5])" office:value-type="float" office:value="0.0617897727272727" calcext:value-type="float">
            <text:p>0.0617897727272727</text:p>
          </table:table-cell>
          <table:table-cell table:formula="of:=[.$B$1]/(([.$A16]*12*5280/3600)/[.C$5])" office:value-type="float" office:value="0.113636363636364" calcext:value-type="float">
            <text:p>0.113636363636364</text:p>
          </table:table-cell>
          <table:table-cell/>
          <table:table-cell table:formula="of:=[.$A16]-([.E$5]*([.$B$1]/([.B16]+[.$B$2]))*3600/(12*5280))" office:value-type="float" office:value="1.27409284227672" calcext:value-type="float">
            <text:p>1.274</text:p>
          </table:table-cell>
          <table:table-cell table:formula="of:=[.$A16]-([.F$5]*([.$B$1]/([.C16]+[.$B$2]))*3600/(12*5280))" office:value-type="float" office:value="0.697858842188737" calcext:value-type="float">
            <text:p>0.698</text:p>
          </table:table-cell>
          <table:table-cell table:number-columns-repeated="1637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1]/(([.$A17]*12*5280/3600)/[.B$5])" office:value-type="float" office:value="0.0549242424242424" calcext:value-type="float">
            <text:p>0.0549242424242424</text:p>
          </table:table-cell>
          <table:table-cell table:formula="of:=[.$B$1]/(([.$A17]*12*5280/3600)/[.C$5])" office:value-type="float" office:value="0.101010101010101" calcext:value-type="float">
            <text:p>0.101010101010101</text:p>
          </table:table-cell>
          <table:table-cell/>
          <table:table-cell table:formula="of:=[.$A17]-([.E$5]*([.$B$1]/([.B17]+[.$B$2]))*3600/(12*5280))" office:value-type="float" office:value="1.60931996748849" calcext:value-type="float">
            <text:p>1.609</text:p>
          </table:table-cell>
          <table:table-cell table:formula="of:=[.$A17]-([.F$5]*([.$B$1]/([.C17]+[.$B$2]))*3600/(12*5280))" office:value-type="float" office:value="0.882265570848603" calcext:value-type="float">
            <text:p>0.882</text:p>
          </table:table-cell>
          <table:table-cell table:number-columns-repeated="1637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1]/(([.$A18]*12*5280/3600)/[.B$5])" office:value-type="float" office:value="0.0494318181818182" calcext:value-type="float">
            <text:p>0.0494318181818182</text:p>
          </table:table-cell>
          <table:table-cell table:formula="of:=[.$B$1]/(([.$A18]*12*5280/3600)/[.C$5])" office:value-type="float" office:value="0.0909090909090909" calcext:value-type="float">
            <text:p>0.0909090909090909</text:p>
          </table:table-cell>
          <table:table-cell/>
          <table:table-cell table:formula="of:=[.$A18]-([.E$5]*([.$B$1]/([.B18]+[.$B$2]))*3600/(12*5280))" office:value-type="float" office:value="1.98287516899504" calcext:value-type="float">
            <text:p>1.983</text:p>
          </table:table-cell>
          <table:table-cell table:formula="of:=[.$A18]-([.F$5]*([.$B$1]/([.C18]+[.$B$2]))*3600/(12*5280))" office:value-type="float" office:value="1.08803165182988" calcext:value-type="float">
            <text:p>1.088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B$1]/(([.$A19]*12*5280/3600)/[.B$5])" office:value-type="float" office:value="0.0449380165289256" calcext:value-type="float">
            <text:p>0.0449380165289256</text:p>
          </table:table-cell>
          <table:table-cell table:formula="of:=[.$B$1]/(([.$A19]*12*5280/3600)/[.C$5])" office:value-type="float" office:value="0.0826446280991736" calcext:value-type="float">
            <text:p>0.0826446280991736</text:p>
          </table:table-cell>
          <table:table-cell/>
          <table:table-cell table:formula="of:=[.$A19]-([.E$5]*([.$B$1]/([.B19]+[.$B$2]))*3600/(12*5280))" office:value-type="float" office:value="2.39453089862376" calcext:value-type="float">
            <text:p>2.395</text:p>
          </table:table-cell>
          <table:table-cell table:formula="of:=[.$A19]-([.F$5]*([.$B$1]/([.C19]+[.$B$2]))*3600/(12*5280))" office:value-type="float" office:value="1.31508744195239" calcext:value-type="float">
            <text:p>1.315</text:p>
          </table:table-cell>
          <table:table-cell table:number-columns-repeated="1637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B$1]/(([.$A20]*12*5280/3600)/[.B$5])" office:value-type="float" office:value="0.0411931818181818" calcext:value-type="float">
            <text:p>0.0411931818181818</text:p>
          </table:table-cell>
          <table:table-cell table:formula="of:=[.$B$1]/(([.$A20]*12*5280/3600)/[.C$5])" office:value-type="float" office:value="0.0757575757575758" calcext:value-type="float">
            <text:p>0.0757575757575758</text:p>
          </table:table-cell>
          <table:table-cell/>
          <table:table-cell table:formula="of:=[.$A20]-([.E$5]*([.$B$1]/([.B20]+[.$B$2]))*3600/(12*5280))" office:value-type="float" office:value="2.84406140587129" calcext:value-type="float">
            <text:p>2.844</text:p>
          </table:table-cell>
          <table:table-cell table:formula="of:=[.$A20]-([.F$5]*([.$B$1]/([.C20]+[.$B$2]))*3600/(12*5280))" office:value-type="float" office:value="1.56336360047375" calcext:value-type="float">
            <text:p>1.563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B$1]/(([.$A21]*12*5280/3600)/[.B$5])" office:value-type="float" office:value="0.0380244755244755" calcext:value-type="float">
            <text:p>0.0380244755244755</text:p>
          </table:table-cell>
          <table:table-cell table:formula="of:=[.$B$1]/(([.$A21]*12*5280/3600)/[.C$5])" office:value-type="float" office:value="0.0699300699300699" calcext:value-type="float">
            <text:p>0.0699300699300699</text:p>
          </table:table-cell>
          <table:table-cell/>
          <table:table-cell table:formula="of:=[.$A21]-([.E$5]*([.$B$1]/([.B21]+[.$B$2]))*3600/(12*5280))" office:value-type="float" office:value="3.33124272018634" calcext:value-type="float">
            <text:p>3.331</text:p>
          </table:table-cell>
          <table:table-cell table:formula="of:=[.$A21]-([.F$5]*([.$B$1]/([.C21]+[.$B$2]))*3600/(12*5280))" office:value-type="float" office:value="1.83279108744944" calcext:value-type="float">
            <text:p>1.833</text:p>
          </table:table-cell>
          <table:table-cell table:number-columns-repeated="16378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B$1]/(([.$A22]*12*5280/3600)/[.B$5])" office:value-type="float" office:value="0.0353084415584416" calcext:value-type="float">
            <text:p>0.0353084415584416</text:p>
          </table:table-cell>
          <table:table-cell table:formula="of:=[.$B$1]/(([.$A22]*12*5280/3600)/[.C$5])" office:value-type="float" office:value="0.0649350649350649" calcext:value-type="float">
            <text:p>0.0649350649350649</text:p>
          </table:table-cell>
          <table:table-cell/>
          <table:table-cell table:formula="of:=[.$A22]-([.E$5]*([.$B$1]/([.B22]+[.$B$2]))*3600/(12*5280))" office:value-type="float" office:value="3.8558526334615" calcext:value-type="float">
            <text:p>3.856</text:p>
          </table:table-cell>
          <table:table-cell table:formula="of:=[.$A22]-([.F$5]*([.$B$1]/([.C22]+[.$B$2]))*3600/(12*5280))" office:value-type="float" office:value="2.12330116210359" calcext:value-type="float">
            <text:p>2.123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B$1]/(([.$A23]*12*5280/3600)/[.B$5])" office:value-type="float" office:value="0.0329545454545455" calcext:value-type="float">
            <text:p>0.0329545454545455</text:p>
          </table:table-cell>
          <table:table-cell table:formula="of:=[.$B$1]/(([.$A23]*12*5280/3600)/[.C$5])" office:value-type="float" office:value="0.0606060606060606" calcext:value-type="float">
            <text:p>0.0606060606060606</text:p>
          </table:table-cell>
          <table:table-cell/>
          <table:table-cell table:formula="of:=[.$A23]-([.E$5]*([.$B$1]/([.B23]+[.$B$2]))*3600/(12*5280))" office:value-type="float" office:value="4.41767068273092" calcext:value-type="float">
            <text:p>4.418</text:p>
          </table:table-cell>
          <table:table-cell table:formula="of:=[.$A23]-([.F$5]*([.$B$1]/([.C23]+[.$B$2]))*3600/(12*5280))" office:value-type="float" office:value="2.43482538121006" calcext:value-type="float">
            <text:p>2.435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1T19:12:16.697533195</meta:creation-date>
    <dc:date>2024-12-21T19:52:42.229573135</dc:date>
    <meta:editing-duration>PT30M3S</meta:editing-duration>
    <meta:editing-cycles>1</meta:editing-cycles>
    <meta:document-statistic meta:table-count="1" meta:cell-count="103" meta:object-count="0"/>
    <meta:generator>LibreOffice/24.8.3.2$Linux_X86_64 LibreOffice_project/480$Build-2</meta:generator>
  </office:meta>
</office:document-meta>
</file>